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19" style:parent-style-name="Standard" style:family="paragraph"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2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4" style:parent-style-name="Standard" style:family="paragraph">
      <style:paragraph-properties fo:text-align="end" fo:margin-bottom="0in" style:line-height-at-least="0.0694in"/>
    </style:style>
    <style:style style:name="T35" style:parent-style-name="Основнойшрифтабзаца" style:family="text">
      <style:text-properties style:font-name="Times New Roman" fo:color="#000000" fo:font-size="14pt" style:font-size-asian="14pt"/>
    </style:style>
    <style:style style:name="P36" style:parent-style-name="Standard" style:family="paragraph">
      <style:paragraph-properties fo:text-align="end" fo:margin-bottom="0in" style:line-height-at-least="0.0694in"/>
    </style:style>
    <style:style style:name="T37" style:parent-style-name="Основнойшрифтабзаца" style:family="text">
      <style:text-properties style:font-name="Times New Roman" fo:color="#000000" fo:font-size="14pt" style:font-size-asian="14pt"/>
    </style:style>
    <style:style style:name="P38" style:parent-style-name="Standard" style:family="paragraph">
      <style:paragraph-properties fo:text-align="end" fo:margin-bottom="0in" style:line-height-at-least="0.0694in"/>
    </style:style>
    <style:style style:name="T39" style:parent-style-name="Основнойшрифтабзаца" style:family="text">
      <style:text-properties style:font-name="Times New Roman" fo:color="#000000" fo:font-size="14pt" style:font-size-asian="14pt"/>
    </style:style>
    <style:style style:name="P40" style:parent-style-name="Standard" style:family="paragraph">
      <style:paragraph-properties fo:text-align="end" fo:margin-bottom="0in" style:line-height-at-least="0.0694in" fo:background-color="#FFFFFF"/>
    </style:style>
    <style:style style:name="T41" style:parent-style-name="Основнойшрифтабзаца" style:family="text">
      <style:text-properties style:font-name="Times New Roman" fo:color="#000000" fo:font-size="14pt" style:font-size-asian="14pt"/>
    </style:style>
    <style:style style:name="T42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 fo:background-color="#FFFFFF"/>
    </style:style>
    <style:style style:name="T4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color="#000000" fo:font-size="14pt" style:font-size-asian="14pt"/>
    </style:style>
    <style:style style:name="P45" style:parent-style-name="Standard" style:family="paragraph">
      <style:paragraph-properties fo:text-align="end" fo:margin-bottom="0in" style:line-height-at-least="0.0694in"/>
    </style:style>
    <style:style style:name="T46" style:parent-style-name="Основнойшрифтабзаца" style:family="text">
      <style:text-properties style:font-name="Times New Roman" fo:color="#000000" fo:font-size="14pt" style:font-size-asian="14pt"/>
    </style:style>
    <style:style style:name="P47" style:parent-style-name="Standard" style:family="paragraph">
      <style:paragraph-properties fo:text-align="end" fo:margin-bottom="0in" style:line-height-at-least="0.0694in"/>
    </style:style>
    <style:style style:name="T48" style:parent-style-name="Основнойшрифтабзаца" style:family="text">
      <style:text-properties style:font-name="Times New Roman" fo:color="#000000" fo:font-size="14pt" style:font-size-asian="14pt"/>
    </style:style>
    <style:style style:name="P49" style:parent-style-name="Standard" style:family="paragraph">
      <style:paragraph-properties fo:text-align="end" fo:margin-bottom="0in" style:line-height-at-least="0.0694in"/>
    </style:style>
    <style:style style:name="T50" style:parent-style-name="Основнойшрифтабзаца" style:family="text">
      <style:text-properties style:font-name="Times New Roman" fo:color="#000000" fo:font-size="14pt" style:font-size-asian="14pt"/>
    </style:style>
    <style:style style:name="P51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2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3" style:parent-style-name="Standard" style:family="paragraph">
      <style:paragraph-properties fo:text-align="center" fo:margin-bottom="0in" style:line-height-at-least="0.0694in" fo:margin-left="-0.3166in">
        <style:tab-stops/>
      </style:paragraph-properties>
    </style:style>
    <style:style style:name="T54" style:parent-style-name="Основнойшрифтабзаца" style:family="text">
      <style:text-properties style:font-name="Times New Roman" fo:color="#000000" fo:font-size="14pt" style:font-size-asian="14pt"/>
    </style:style>
    <style:style style:name="P55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6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7" style:parent-style-name="Абзацсписка" style:family="paragraph"/>
    <style:style style:name="T58" style:parent-style-name="Основнойшрифтабзаца" style:family="text">
      <style:text-properties style:font-name="Times New Roman" fo:font-size="14pt" style:font-size-asian="14pt"/>
    </style:style>
    <style:style style:name="P59" style:parent-style-name="Абзацсписка" style:family="paragraph"/>
    <style:style style:name="T60" style:parent-style-name="Основнойшрифтабзаца" style:family="text">
      <style:text-properties style:font-name="Times New Roman" fo:font-size="14pt" style:font-size-asian="14pt"/>
    </style:style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font-name="Times New Roman" fo:font-size="14pt" style:font-size-asian="14pt"/>
    </style:style>
    <style:style style:name="P66" style:parent-style-name="Абзацсписка" style:family="paragraph"/>
    <style:style style:name="T67" style:parent-style-name="Основнойшрифтабзаца" style:family="text">
      <style:text-properties style:font-name="Times New Roman" fo:font-size="14pt" style:font-size-asian="14pt"/>
    </style:style>
    <style:style style:name="P68" style:parent-style-name="Абзацсписка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text-properties style:font-name="Times New Roman" fo:font-size="14pt" style:font-size-asian="14pt"/>
    </style:style>
    <style:style style:name="P86" style:parent-style-name="Standard" style:family="paragraph">
      <style:text-properties style:font-name="Times New Roman" fo:font-size="14pt" style:font-size-asian="14pt"/>
    </style:style>
    <style:style style:name="P87" style:parent-style-name="Standard" style:family="paragraph">
      <style:text-properties style:font-name="Times New Roman" fo:font-size="14pt" style:font-size-asian="14pt"/>
    </style:style>
    <style:style style:name="P88" style:parent-style-name="Standard" style:family="paragraph">
      <style:text-properties style:font-name="Times New Roman" fo:font-size="14pt" style:font-size-asian="14pt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91" style:parent-style-name="Основнойшрифтабзаца" style:family="text">
      <style:text-properties style:font-name="Times New Roman" fo:font-size="14pt" style:font-size-asian="14pt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9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95" style:parent-style-name="Основнойшрифтабзаца" style:family="text">
      <style:text-properties style:font-name="Times New Roman" fo:color="#000000" fo:font-size="14pt" style:font-size-asian="14pt"/>
    </style:style>
    <style:style style:name="P96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97" style:parent-style-name="Основнойшрифтабзаца" style:family="text">
      <style:text-properties style:font-name="Times New Roman" fo:color="#000000" fo:font-size="14pt" style:font-size-asian="14pt"/>
    </style:style>
    <style:style style:name="T98" style:parent-style-name="Основнойшрифтабзаца" style:family="text">
      <style:text-properties style:font-name="Times New Roman" fo:color="#000000" fo:font-size="14pt" style:font-size-asian="14pt"/>
    </style:style>
    <style:style style:name="P99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0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101" style:parent-style-name="Основнойшрифтабзаца" style:family="text">
      <style:text-properties style:font-name="Times New Roman" fo:color="#000000" fo:font-size="14pt" style:font-size-asian="14pt"/>
    </style:style>
    <style:style style:name="T10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103" style:parent-style-name="Основнойшрифтабзаца" style:family="text">
      <style:text-properties style:font-name="Times New Roman" fo:color="#000000" fo:font-size="14pt" style:font-size-asian="14pt"/>
    </style:style>
    <style:style style:name="T104" style:parent-style-name="Основнойшрифтабзаца" style:family="text">
      <style:text-properties style:font-name="Times New Roman" fo:color="#000000" fo:font-size="14pt" style:font-size-asian="14pt"/>
    </style:style>
    <style:style style:name="T105" style:parent-style-name="Основнойшрифтабзаца" style:family="text">
      <style:text-properties style:font-name="Times New Roman" fo:color="#000000" fo:font-size="14pt" style:font-size-asian="14pt"/>
    </style:style>
    <style:style style:name="P106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7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8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9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10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11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12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13" style:parent-style-name="Standard" style:family="paragraph">
      <style:paragraph-properties fo:text-align="center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11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P115" style:parent-style-name="Standard" style:family="paragraph">
      <style:paragraph-properties fo:text-align="center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117" style:parent-style-name="Основнойшрифтабзаца" style:family="text">
      <style:text-properties style:font-name="Times New Roman" fo:color="#000000" fo:font-size="14pt" style:font-size-asian="14pt"/>
    </style:style>
    <style:style style:name="T118" style:parent-style-name="Основнойшрифтабзаца" style:family="text">
      <style:text-properties style:font-name="Times New Roman" fo:color="#000000" fo:font-size="14pt" style:font-size-asian="14pt"/>
    </style:style>
    <style:style style:name="T119" style:parent-style-name="Основнойшрифтабзаца" style:family="text">
      <style:text-properties style:font-name="Times New Roman" fo:color="#000000" fo:font-size="14pt" style:font-size-asian="14pt"/>
    </style:style>
    <style:style style:name="T120" style:parent-style-name="Основнойшрифтабзаца" style:family="text">
      <style:text-properties style:font-name="Times New Roman" fo:color="#000000" fo:font-size="14pt" style:font-size-asian="14pt"/>
    </style:style>
    <style:style style:name="P121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22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23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24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2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2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2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2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T13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1" style:parent-style-name="Основнойшрифтабзаца" style:family="text">
      <style:text-properties style:font-name="Times New Roman" fo:font-size="14pt" style:font-size-asian="14pt"/>
    </style:style>
    <style:style style:name="T13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3" style:parent-style-name="Основнойшрифтабзаца" style:family="text">
      <style:text-properties style:font-name="Times New Roman" fo:font-size="14pt" style:font-size-asian="14pt"/>
    </style:style>
    <style:style style:name="P13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35" style:parent-style-name="Основнойшрифтабзаца" style:family="text">
      <style:text-properties style:font-name="Consolas" fo:font-size="12pt" style:font-size-asian="12pt" style:font-size-complex="12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39" style:parent-style-name="Основнойшрифтабзаца" style:family="text">
      <style:text-properties style:font-name="Consolas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P14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42" style:parent-style-name="Основнойшрифтабзаца" style:family="text">
      <style:text-properties style:font-name="Consolas" fo:font-size="12pt" style:font-size-asian="12pt" style:font-size-complex="12pt"/>
    </style:style>
    <style:style style:name="T143" style:parent-style-name="Основнойшрифтабзаца" style:family="text">
      <style:text-properties style:font-name="Times New Roman" fo:font-size="14pt" style:font-size-asian="14pt"/>
    </style:style>
    <style:style style:name="P14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4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46" style:parent-style-name="Основнойшрифтабзаца" style:family="text">
      <style:text-properties style:font-name="Consolas" fo:font-size="12pt" style:font-size-asian="12pt" style:font-size-complex="12pt"/>
    </style:style>
    <style:style style:name="T14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48" style:parent-style-name="Основнойшрифтабзаца" style:family="text">
      <style:text-properties style:font-name="Consolas" fo:font-size="12pt" style:font-size-asian="12pt" style:font-size-complex="12pt"/>
    </style:style>
    <style:style style:name="T14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50" style:parent-style-name="Основнойшрифтабзаца" style:family="text">
      <style:text-properties style:font-name="Consolas" fo:font-size="12pt" style:font-size-asian="12pt" style:font-size-complex="12pt"/>
    </style:style>
    <style:style style:name="T151" style:parent-style-name="Основнойшрифтабзаца" style:family="text">
      <style:text-properties style:font-name="Times New Roman" fo:font-size="14pt" style:font-size-asian="14pt"/>
    </style:style>
    <style:style style:name="T152" style:parent-style-name="Основнойшрифтабзаца" style:family="text">
      <style:text-properties style:font-name="Times New Roman" fo:font-size="14pt" style:font-size-asian="14pt"/>
    </style:style>
    <style:style style:name="P15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5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55" style:parent-style-name="Основнойшрифтабзаца" style:family="text">
      <style:text-properties style:font-name="Consolas" fo:font-size="12pt" style:font-size-asian="12pt" style:font-size-complex="12pt"/>
    </style:style>
    <style:style style:name="T15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57" style:parent-style-name="Основнойшрифтабзаца" style:family="text">
      <style:text-properties style:font-name="Consolas" fo:font-size="12pt" style:font-size-asian="12pt" style:font-size-complex="12pt"/>
    </style:style>
    <style:style style:name="T15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59" style:parent-style-name="Основнойшрифтабзаца" style:family="text">
      <style:text-properties style:font-name="Consolas" fo:font-size="12pt" style:font-size-asian="12pt" style:font-size-complex="12pt"/>
    </style:style>
    <style:style style:name="T16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61" style:parent-style-name="Основнойшрифтабзаца" style:family="text">
      <style:text-properties style:font-name="Consolas" fo:font-size="12pt" style:font-size-asian="12pt" style:font-size-complex="12pt"/>
    </style:style>
    <style:style style:name="T16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63" style:parent-style-name="Основнойшрифтабзаца" style:family="text">
      <style:text-properties style:font-name="Consolas" fo:font-size="12pt" style:font-size-asian="12pt" style:font-size-complex="12pt"/>
    </style:style>
    <style:style style:name="T16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65" style:parent-style-name="Основнойшрифтабзаца" style:family="text">
      <style:text-properties style:font-name="Consolas" fo:font-size="12pt" style:font-size-asian="12pt" style:font-size-complex="12pt"/>
    </style:style>
    <style:style style:name="T16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67" style:parent-style-name="Основнойшрифтабзаца" style:family="text">
      <style:text-properties style:font-name="Consolas" fo:font-size="12pt" style:font-size-asian="12pt" style:font-size-complex="12pt"/>
    </style:style>
    <style:style style:name="T168" style:parent-style-name="Основнойшрифтабзаца" style:family="text">
      <style:text-properties style:font-name="Times New Roman" fo:font-size="14pt" style:font-size-asian="14pt"/>
    </style:style>
    <style:style style:name="P16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7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71" style:parent-style-name="Основнойшрифтабзаца" style:family="text">
      <style:text-properties style:font-name="Consolas" fo:font-size="12pt" style:font-size-asian="12pt" style:font-size-complex="12pt"/>
    </style:style>
    <style:style style:name="T17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73" style:parent-style-name="Основнойшрифтабзаца" style:family="text">
      <style:text-properties style:font-name="Consolas" fo:font-size="12pt" style:font-size-asian="12pt" style:font-size-complex="12pt"/>
    </style:style>
    <style:style style:name="T17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75" style:parent-style-name="Основнойшрифтабзаца" style:family="text">
      <style:text-properties style:font-name="Consolas" fo:font-size="12pt" style:font-size-asian="12pt" style:font-size-complex="12pt"/>
    </style:style>
    <style:style style:name="T17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77" style:parent-style-name="Основнойшрифтабзаца" style:family="text">
      <style:text-properties style:font-name="Consolas" fo:font-size="12pt" style:font-size-asian="12pt" style:font-size-complex="12pt"/>
    </style:style>
    <style:style style:name="T17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79" style:parent-style-name="Основнойшрифтабзаца" style:family="text">
      <style:text-properties style:font-name="Consolas" fo:font-size="12pt" style:font-size-asian="12pt" style:font-size-complex="12pt"/>
    </style:style>
    <style:style style:name="T18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81" style:parent-style-name="Основнойшрифтабзаца" style:family="text">
      <style:text-properties style:font-name="Consolas" fo:font-size="12pt" style:font-size-asian="12pt" style:font-size-complex="12pt"/>
    </style:style>
    <style:style style:name="T18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83" style:parent-style-name="Основнойшрифтабзаца" style:family="text">
      <style:text-properties style:font-name="Consolas" fo:font-size="12pt" style:font-size-asian="12pt" style:font-size-complex="12pt"/>
    </style:style>
    <style:style style:name="T18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85" style:parent-style-name="Основнойшрифтабзаца" style:family="text">
      <style:text-properties style:font-name="Consolas" fo:font-size="12pt" style:font-size-asian="12pt" style:font-size-complex="12pt"/>
    </style:style>
    <style:style style:name="T18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87" style:parent-style-name="Основнойшрифтабзаца" style:family="text">
      <style:text-properties style:font-name="Consolas" fo:font-size="12pt" style:font-size-asian="12pt" style:font-size-complex="12pt"/>
    </style:style>
    <style:style style:name="T18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89" style:parent-style-name="Основнойшрифтабзаца" style:family="text">
      <style:text-properties style:font-name="Consolas" fo:font-size="12pt" style:font-size-asian="12pt" style:font-size-complex="12pt"/>
    </style:style>
    <style:style style:name="T19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91" style:parent-style-name="Основнойшрифтабзаца" style:family="text">
      <style:text-properties style:font-name="Consolas" fo:font-size="12pt" style:font-size-asian="12pt" style:font-size-complex="12pt"/>
    </style:style>
    <style:style style:name="T19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93" style:parent-style-name="Основнойшрифтабзаца" style:family="text">
      <style:text-properties style:font-name="Consolas" fo:font-size="12pt" style:font-size-asian="12pt" style:font-size-complex="12pt"/>
    </style:style>
    <style:style style:name="T19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95" style:parent-style-name="Основнойшрифтабзаца" style:family="text">
      <style:text-properties style:font-name="Consolas" fo:font-size="12pt" style:font-size-asian="12pt" style:font-size-complex="12pt"/>
    </style:style>
    <style:style style:name="T19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197" style:parent-style-name="Основнойшрифтабзаца" style:family="text">
      <style:text-properties style:font-name="Consolas" fo:font-size="12pt" style:font-size-asian="12pt" style:font-size-complex="12pt"/>
    </style:style>
    <style:style style:name="T198" style:parent-style-name="Основнойшрифтабзаца" style:family="text">
      <style:text-properties style:font-name="Consolas" fo:font-size="12pt" style:font-size-asian="12pt" style:font-size-complex="12pt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0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Consolas" fo:font-size="12pt" style:font-size-asian="12pt" style:font-size-complex="12pt"/>
    </style:style>
    <style:style style:name="T20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="Consolas" fo:font-size="12pt" style:font-size-asian="12pt" style:font-size-complex="12pt"/>
    </style:style>
    <style:style style:name="T20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08" style:parent-style-name="Основнойшрифтабзаца" style:family="text">
      <style:text-properties style:font-name="Consolas" fo:font-size="12pt" style:font-size-asian="12pt" style:font-size-complex="12pt"/>
    </style:style>
    <style:style style:name="T20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Consolas" fo:font-size="12pt" style:font-size-asian="12pt" style:font-size-complex="12pt"/>
    </style:style>
    <style:style style:name="T21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Consolas" fo:font-size="12pt" style:font-size-asian="12pt" style:font-size-complex="12pt"/>
    </style:style>
    <style:style style:name="T21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14" style:parent-style-name="Основнойшрифтабзаца" style:family="text">
      <style:text-properties style:font-name="Consolas" fo:font-size="12pt" style:font-size-asian="12pt" style:font-size-complex="12pt"/>
    </style:style>
    <style:style style:name="T21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Consolas" fo:font-size="12pt" style:font-size-asian="12pt" style:font-size-complex="12pt"/>
    </style:style>
    <style:style style:name="T21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Consolas" fo:font-size="12pt" style:font-size-asian="12pt" style:font-size-complex="12pt"/>
    </style:style>
    <style:style style:name="T21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Consolas" fo:font-size="12pt" style:font-size-asian="12pt" style:font-size-complex="12pt"/>
    </style:style>
    <style:style style:name="T22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Consolas" fo:font-size="12pt" style:font-size-asian="12pt" style:font-size-complex="12pt"/>
    </style:style>
    <style:style style:name="T22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Consolas" fo:font-size="12pt" style:font-size-asian="12pt" style:font-size-complex="12pt"/>
    </style:style>
    <style:style style:name="T22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Consolas" fo:font-size="12pt" style:font-size-asian="12pt" style:font-size-complex="12pt"/>
    </style:style>
    <style:style style:name="T22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28" style:parent-style-name="Основнойшрифтабзаца" style:family="text">
      <style:text-properties style:font-name="Consolas" fo:font-size="12pt" style:font-size-asian="12pt" style:font-size-complex="12pt"/>
    </style:style>
    <style:style style:name="T22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30" style:parent-style-name="Основнойшрифтабзаца" style:family="text">
      <style:text-properties style:font-name="Consolas" fo:font-size="12pt" style:font-size-asian="12pt" style:font-size-complex="12pt"/>
    </style:style>
    <style:style style:name="T23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Consolas" fo:font-size="12pt" style:font-size-asian="12pt" style:font-size-complex="12pt"/>
    </style:style>
    <style:style style:name="T23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34" style:parent-style-name="Основнойшрифтабзаца" style:family="text">
      <style:text-properties style:font-name="Consolas" fo:font-size="12pt" style:font-size-asian="12pt" style:font-size-complex="12pt"/>
    </style:style>
    <style:style style:name="T23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36" style:parent-style-name="Основнойшрифтабзаца" style:family="text">
      <style:text-properties style:font-name="Consolas" fo:font-size="12pt" style:font-size-asian="12pt" style:font-size-complex="12pt"/>
    </style:style>
    <style:style style:name="T23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38" style:parent-style-name="Основнойшрифтабзаца" style:family="text">
      <style:text-properties style:font-name="Consolas" fo:font-size="12pt" style:font-size-asian="12pt" style:font-size-complex="12pt"/>
    </style:style>
    <style:style style:name="T23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40" style:parent-style-name="Основнойшрифтабзаца" style:family="text">
      <style:text-properties style:font-name="Consolas" fo:font-size="12pt" style:font-size-asian="12pt" style:font-size-complex="12pt"/>
    </style:style>
    <style:style style:name="T24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42" style:parent-style-name="Основнойшрифтабзаца" style:family="text">
      <style:text-properties style:font-name="Consolas" fo:font-size="12pt" style:font-size-asian="12pt" style:font-size-complex="12pt"/>
    </style:style>
    <style:style style:name="T243" style:parent-style-name="Основнойшрифтабзаца" style:family="text">
      <style:text-properties style:font-name="Times New Roman" fo:font-size="14pt" style:font-size-asian="14pt"/>
    </style:style>
    <style:style style:name="T244" style:parent-style-name="Основнойшрифтабзаца" style:family="text">
      <style:text-properties style:font-name="Times New Roman" fo:font-size="14pt" style:font-size-asian="14pt"/>
    </style:style>
    <style:style style:name="P24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Consolas" fo:font-size="12pt" style:font-size-asian="12pt" style:font-size-complex="12pt"/>
    </style:style>
    <style:style style:name="T24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Consolas" fo:font-size="12pt" style:font-size-asian="12pt" style:font-size-complex="12pt"/>
    </style:style>
    <style:style style:name="T25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Consolas" fo:font-size="12pt" style:font-size-asian="12pt" style:font-size-complex="12pt"/>
    </style:style>
    <style:style style:name="T25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53" style:parent-style-name="Основнойшрифтабзаца" style:family="text">
      <style:text-properties style:font-name="Consolas" fo:font-size="12pt" style:font-size-asian="12pt" style:font-size-complex="12pt"/>
    </style:style>
    <style:style style:name="T25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Consolas" fo:font-size="12pt" style:font-size-asian="12pt" style:font-size-complex="12pt"/>
    </style:style>
    <style:style style:name="T25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Consolas" fo:font-size="12pt" style:font-size-asian="12pt" style:font-size-complex="12pt"/>
    </style:style>
    <style:style style:name="T25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Consolas" fo:font-size="12pt" style:font-size-asian="12pt" style:font-size-complex="12pt"/>
    </style:style>
    <style:style style:name="T260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Consolas" fo:font-size="12pt" style:font-size-asian="12pt" style:font-size-complex="12pt"/>
    </style:style>
    <style:style style:name="T262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63" style:parent-style-name="Основнойшрифтабзаца" style:family="text">
      <style:text-properties style:font-name="Consolas" fo:font-size="12pt" style:font-size-asian="12pt" style:font-size-complex="12pt"/>
    </style:style>
    <style:style style:name="T264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65" style:parent-style-name="Основнойшрифтабзаца" style:family="text">
      <style:text-properties style:font-name="Consolas" fo:font-size="12pt" style:font-size-asian="12pt" style:font-size-complex="12pt"/>
    </style:style>
    <style:style style:name="T266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="Consolas" fo:font-size="12pt" style:font-size-asian="12pt" style:font-size-complex="12pt"/>
    </style:style>
    <style:style style:name="T268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="Consolas" fo:font-size="12pt" style:font-size-asian="12pt" style:font-size-complex="12pt"/>
    </style:style>
    <style:style style:name="T2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74" style:parent-style-name="Основнойшрифтабзаца" style:family="text">
      <style:text-properties style:font-name="Consolas" fo:font-size="12pt" style:font-size-asian="12pt" style:font-size-complex="12pt"/>
    </style:style>
    <style:style style:name="T27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Consolas" fo:font-size="12pt" style:font-size-asian="12pt" style:font-size-complex="12pt"/>
    </style:style>
    <style:style style:name="T27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Consolas" fo:font-size="12pt" style:font-size-asian="12pt" style:font-size-complex="12pt"/>
    </style:style>
    <style:style style:name="T27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Consolas" fo:font-size="12pt" style:font-size-asian="12pt" style:font-size-complex="12pt"/>
    </style:style>
    <style:style style:name="T28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Consolas" fo:font-size="12pt" style:font-size-asian="12pt" style:font-size-complex="12pt"/>
    </style:style>
    <style:style style:name="T28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84" style:parent-style-name="Основнойшрифтабзаца" style:family="text">
      <style:text-properties style:font-name="Consolas" fo:font-size="12pt" style:font-size-asian="12pt" style:font-size-complex="12pt"/>
    </style:style>
    <style:style style:name="T285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86" style:parent-style-name="Основнойшрифтабзаца" style:family="text">
      <style:text-properties style:font-name="Consolas" fo:font-size="12pt" style:font-size-asian="12pt" style:font-size-complex="12pt"/>
    </style:style>
    <style:style style:name="T287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88" style:parent-style-name="Основнойшрифтабзаца" style:family="text">
      <style:text-properties style:font-name="Consolas" fo:font-size="12pt" style:font-size-asian="12pt" style:font-size-complex="12pt"/>
    </style:style>
    <style:style style:name="T289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Consolas" fo:font-size="12pt" style:font-size-asian="12pt" style:font-size-complex="12pt"/>
    </style:style>
    <style:style style:name="T291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Consolas" fo:font-size="12pt" style:font-size-asian="12pt" style:font-size-complex="12pt"/>
    </style:style>
    <style:style style:name="T293" style:parent-style-name="Основнойшрифтабзаца" style:family="text">
      <style:text-properties style:font-name="Consolas" fo:font-size="12pt" style:font-size-asian="12pt" style:font-size-complex="12pt" fo:language="en" fo:country="US"/>
    </style:style>
    <style:style style:name="T294" style:parent-style-name="Основнойшрифтабзаца" style:family="text">
      <style:text-properties style:font-name="Consolas" fo:font-size="12pt" style:font-size-asian="12pt" style:font-size-complex="12pt"/>
    </style:style>
    <style:style style:name="T295" style:parent-style-name="Основнойшрифтабзаца" style:family="text">
      <style:text-properties style:font-name="Consolas" fo:font-size="12pt" style:font-size-asian="12pt" style:font-size-complex="12pt"/>
    </style:style>
    <style:style style:name="T2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299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30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0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0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30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30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1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31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P32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32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style:font-size-complex="14pt"/>
    </style:style>
    <style:style style:name="P322" style:parent-style-name="Standard" style:family="paragraph">
      <style:paragraph-properties fo:margin-bottom="0in" style:line-height-at-least="0.0694in"/>
      <style:text-properties style:font-name="Times New Roman" fo:font-size="14pt" style:font-size-asian="14pt" style:font-size-complex="14pt"/>
    </style:style>
    <style:style style:name="P323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4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5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6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7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8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29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330" style:parent-style-name="Standard" style:family="paragraph">
      <style:paragraph-properties fo:margin-bottom="0in"/>
      <style:text-properties style:font-name="Consolas" fo:font-size="14pt" style:font-size-asian="14pt"/>
    </style:style>
    <style:style style:name="P331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32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333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334" style:parent-style-name="Standard" style:family="paragraph">
      <style:paragraph-properties fo:line-height="150%"/>
    </style:style>
    <style:style style:name="P335" style:parent-style-name="Standard" style:family="paragraph">
      <style:paragraph-properties fo:line-height="150%"/>
    </style:style>
    <style:style style:name="T336" style:parent-style-name="Основнойшрифтабзаца" style:family="text">
      <style:text-properties style:font-name="Times New Roman" fo:color="#000000" fo:font-size="14pt" style:font-size-asian="14pt"/>
    </style:style>
    <style:style style:name="T337" style:parent-style-name="Основнойшрифтабзаца" style:family="text">
      <style:text-properties style:font-name="Times New Roman" fo:color="#000000" fo:font-size="14pt" style:font-size-asian="14pt"/>
    </style:style>
    <style:style style:name="T338" style:parent-style-name="Основнойшрифтабзаца" style:family="text">
      <style:text-properties style:font-name="Times New Roman" fo:color="#000000" fo:font-size="14pt" style:font-size-asian="14pt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2 по курсу</text:span></text:p>
      <text:p text:style-name="P13"><text:span text:style-name="T14">«</text:span><text:span text:style-name="T15">Дискретный анализ»</text:span></text:p>
      <text:p text:style-name="P16"/>
      <text:p text:style-name="P17"><text:span text:style-name="T18">Поразрядная сортировка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Студент: Пермяков Никита Александрович</text:span></text:p>
      <text:p text:style-name="P36"><text:span text:style-name="T37">Группа: М80 – 208Б-19</text:span></text:p>
      <text:p text:style-name="P38"><text:span text:style-name="T39">Вариант: 6-1</text:span></text:p>
      <text:p text:style-name="P40"><text:span text:style-name="T41">Преподаватель:<text:s/></text:span><text:a xlink:href="https://mai.ru/education/schedule/ppc.php?guid=a3f854e1-f771-11e7-ae95-485b3919ee6d" office:target-frame-name="_top" xlink:show="replace"><text:span text:style-name="T42">Кухтичев Антон Алексеевич</text:span></text:a><text:span text:style-name="T43"><text:s/></text:span><text:span text:style-name="T44"><text:s/></text:span></text:p>
      <text:p text:style-name="P45"><text:span text:style-name="T46">Оценка: ___________</text:span></text:p>
      <text:p text:style-name="P47"><text:span text:style-name="T48">Дата: ___________</text:span></text:p>
      <text:p text:style-name="P49"><text:span text:style-name="T50">Подпись: ___________</text:span></text:p>
      <text:p text:style-name="P51"/>
      <text:p text:style-name="P52"/>
      <text:p text:style-name="P53"><text:span text:style-name="T54">Москва, 2020</text:span></text:p>
      <text:soft-page-break/>
      <text:p text:style-name="P55">Содержание</text:p>
      <text:p text:style-name="P56"/>
      <text:list text:style-name="LFO1" text:continue-numbering="true">
        <text:list-item>
          <text:p text:style-name="P57"><text:span text:style-name="T58">Постановка задачи</text:span></text:p>
        </text:list-item>
        <text:list-item>
          <text:p text:style-name="P59"><text:span text:style-name="T60">Метод и алгоритм<text:s/></text:span><text:span text:style-name="T61">решения</text:span></text:p>
        </text:list-item>
        <text:list-item>
          <text:p text:style-name="P62"><text:span text:style-name="T63">Сведения о программе</text:span></text:p>
        </text:list-item>
        <text:list-item>
          <text:p text:style-name="P64"><text:span text:style-name="T65">Основные файлы программы</text:span></text:p>
        </text:list-item>
        <text:list-item>
          <text:p text:style-name="P66"><text:span text:style-name="T67">Демонстрация работы программы</text:span></text:p>
        </text:list-item>
        <text:list-item>
          <text:p text:style-name="P68">Вывод</text:p>
        </text:list-item>
      </text:list>
      <text:p text:style-name="Standard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p text:style-name="P89"><text:span text:style-name="T90">Постановка задачи</text:span><text:span text:style-name="T91">.</text:span></text:p>
      <text:p text:style-name="P92"/>
      <text:p text:style-name="P93"><text:span text:style-name="T94">Условие:<text:s/></text:span><text:span text:style-name="T95">Требуется разработать программу, осуществляющую ввод пар «ключ</text:span></text:p>
      <text:p text:style-name="P96"><text:span text:style-name="T97">значение», их упорядочивание по<text:s/></text:span><text:span text:style-name="T98">возрастанию ключа указанным алгоритмом сортировки за линейное время и вывод отсортированной последовательности.</text:span></text:p>
      <text:p text:style-name="P99"/>
      <text:p text:style-name="P100"><text:span text:style-name="T101"><text:s/></text:span><text:span text:style-name="T102">Вариант:</text:span><text:span text:style-name="T103"><text:s/>Поразрядная сортировка. Тип ключа: телефонные номера, с кодами стран и городов в формате +&lt;код страны&gt; &lt;код города&gt; телефон. Тип<text:s/></text:span><text:span text:style-name="T104"><text:tab/>зна</text:span><text:span text:style-name="T105">чения: строки фиксированной длины 64 символа, во входных данных могут встретиться строки меньшей длины, при этом строка дополняется до 64-х нулевыми символами, которые не выводятся на экран.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><text:span text:style-name="T114">Метод и алгоритм решения:</text:span></text:p>
      <text:p text:style-name="P115"/>
      <text:p text:style-name="P116"><text:span text:style-name="T117">Для решения задачи был создан к</text:span><text:span text:style-name="T118">ласс вектор, где хранились входные данные в структуре, состоящей из телефона, значения и числа-телефона(телефон без знаков разделения разрядов). После считывания ключа-значения заполняется число-телефон, затем эти числа сортируются методом поразрядной сорт</text:span><text:span text:style-name="T119">ировки, которая составляет N сортировок подсчётом от младшего разряда к старшему, где N - максимальное количество разрядов в числе. Сортировка подсчётом требует создания дополнительного массива из 10 элементов и вектора с длиной входного, куда запишется ре</text:span><text:span text:style-name="T120">зультат сортировки.</text:span></text:p>
      <text:p text:style-name="P121"/>
      <text:p text:style-name="P122"/>
      <text:p text:style-name="P123"/>
      <text:p text:style-name="P124"/>
      <text:p text:style-name="P125"><text:span text:style-name="T126">Общие сведения о программе</text:span></text:p>
      <text:p text:style-name="P127"/>
      <text:p text:style-name="P128"><text:span text:style-name="T129">Программа компилируется из одного файла:<text:s/></text:span><text:span text:style-name="T130">main</text:span><text:span text:style-name="T131">.</text:span><text:span text:style-name="T132">cpp</text:span><text:span text:style-name="T133">. Не используются заголовочные файлы.</text:span></text:p>
      <text:p text:style-name="P134"><text:span text:style-name="T135">class TVector –<text:s/></text:span><text:span text:style-name="T136">класс для указателя на структуру ключа и текущего размера с методами динамического изменения<text:s/></text:span><text:span text:style-name="T137">размера выделенной памяти, и перегруженнымм оператором[] для доступа к структуре ключа.</text:span></text:p>
      <text:p text:style-name="P138"><text:span text:style-name="T139">struct TValue - <text:s/></text:span><text:span text:style-name="T140">структура для значения тела строки</text:span></text:p>
      <text:p text:style-name="P141"><text:span text:style-name="T142">struct TKey - <text:s/></text:span><text:span text:style-name="T143">структура для значения ключа строки</text:span></text:p>
      <text:p text:style-name="P144"><text:span text:style-name="T145">struct</text:span><text:span text:style-name="T146"><text:s/></text:span><text:span text:style-name="T147">TKey</text:span><text:span text:style-name="T148">_</text:span><text:span text:style-name="T149">value</text:span><text:span text:style-name="T150"><text:s/></text:span><text:span text:style-name="T151">- <text:s/>структура ключа с полями для кодов<text:s/></text:span><text:span text:style-name="T152">телефона и индексом</text:span></text:p>
      <text:p text:style-name="P153"><text:span text:style-name="T154">void</text:span><text:span text:style-name="T155"><text:s/></text:span><text:span text:style-name="T156">GetInputIndex</text:span><text:span text:style-name="T157">(</text:span><text:span text:style-name="T158">TKey</text:span><text:span text:style-name="T159">_</text:span><text:span text:style-name="T160">value</text:span><text:span text:style-name="T161">*<text:s/></text:span><text:span text:style-name="T162">value</text:span><text:span text:style-name="T163">,<text:s/></text:span><text:span text:style-name="T164">int</text:span><text:span text:style-name="T165"><text:s/></text:span><text:span text:style-name="T166">i</text:span><text:span text:style-name="T167">)</text:span><text:span text:style-name="T168"><text:s text:c="2"/>- <text:s text:c="2"/>возвращает индекс текущей структуры (может не совпадать с номером, по которому вызывается структура)</text:span></text:p>
      <text:p text:style-name="P169"><text:span text:style-name="T170">char</text:span><text:span text:style-name="T171"><text:s/></text:span><text:span text:style-name="T172">StorageIndex</text:span><text:span text:style-name="T173">(</text:span><text:span text:style-name="T174">TVector</text:span><text:span text:style-name="T175">&lt;</text:span><text:span text:style-name="T176">TKey</text:span><text:span text:style-name="T177">_</text:span><text:span text:style-name="T178">value</text:span><text:span text:style-name="T179">&gt;<text:s/></text:span><text:span text:style-name="T180">output</text:span><text:span text:style-name="T181">,<text:s/></text:span><text:span text:style-name="T182">int</text:span><text:span text:style-name="T183"><text:s/></text:span><text:span text:style-name="T184">j</text:span><text:span text:style-name="T185">,<text:s/></text:span><text:span text:style-name="T186">TKey</text:span><text:span text:style-name="T187"><text:s/>*</text:span><text:span text:style-name="T188">keys</text:span><text:span text:style-name="T189">,<text:s/></text:span><text:span text:style-name="T190">int</text:span><text:span text:style-name="T191"><text:s/></text:span><text:span text:style-name="T192">level</text:span><text:span text:style-name="T193">,<text:s/></text:span><text:span text:style-name="T194">int</text:span><text:span text:style-name="T195"><text:s/></text:span><text:span text:style-name="T196">rank</text:span><text:span text:style-name="T197">)</text:span><text:span text:style-name="T198"><text:s/></text:span><text:span text:style-name="T199">–<text:s/></text:span><text:span text:style-name="T200">возвращает ключ с учетом смещения по уровню (части номера телефона) и номера элемента в строке.</text:span><text:span text:style-name="T201"><text:s/></text:span></text:p>
      <text:p text:style-name="P202"><text:span text:style-name="T203">TVector</text:span><text:span text:style-name="T204">&lt;</text:span><text:span text:style-name="T205">TKey</text:span><text:span text:style-name="T206">_</text:span><text:span text:style-name="T207">value</text:span><text:span text:style-name="T208">&gt;<text:s/></text:span><text:span text:style-name="T209">Counting</text:span><text:span text:style-name="T210">(</text:span><text:span text:style-name="T211">int</text:span><text:span text:style-name="T212"><text:s/></text:span><text:span text:style-name="T213">rank</text:span><text:span text:style-name="T214">,<text:s/></text:span><text:span text:style-name="T215">TVector</text:span><text:span text:style-name="T216">&lt;</text:span><text:span text:style-name="T217">TKey</text:span><text:span text:style-name="T218">_</text:span><text:span text:style-name="T219">value</text:span><text:span text:style-name="T220">&gt;<text:s/></text:span><text:span text:style-name="T221">output</text:span><text:span text:style-name="T222">,<text:s/></text:span><text:span text:style-name="T223">TVector</text:span><text:span text:style-name="T224">&lt;</text:span><text:span text:style-name="T225">TKey</text:span><text:span text:style-name="T226">_</text:span><text:span text:style-name="T227">value</text:span><text:span text:style-name="T228">&gt;<text:s/></text:span><text:span text:style-name="T229">tmp</text:span><text:span text:style-name="T230">,<text:s/></text:span><text:span text:style-name="T231">int</text:span><text:span text:style-name="T232"><text:s/></text:span><text:span text:style-name="T233">count</text:span><text:span text:style-name="T234">,<text:s/></text:span><text:span text:style-name="T235">TKey</text:span><text:span text:style-name="T236"><text:s/>*</text:span><text:span text:style-name="T237">keys</text:span><text:span text:style-name="T238">,<text:s/></text:span><text:span text:style-name="T239">int</text:span><text:span text:style-name="T240"><text:s/></text:span><text:span text:style-name="T241">level</text:span><text:span text:style-name="T242">)<text:s/></text:span><text:span text:style-name="T243">- <text:s text:c="2"/>функция,<text:s/></text:span><text:span text:style-name="T244">выполняющая сортировку подсчетом</text:span></text:p>
      <text:p text:style-name="P245"><text:span text:style-name="T246">int</text:span><text:span text:style-name="T247"><text:s/></text:span><text:span text:style-name="T248">LevelSize</text:span><text:span text:style-name="T249">(</text:span><text:span text:style-name="T250">TVector</text:span><text:span text:style-name="T251">&lt;</text:span><text:span text:style-name="T252">TKey</text:span><text:span text:style-name="T253">_</text:span><text:span text:style-name="T254">value</text:span><text:span text:style-name="T255">&gt;<text:s/></text:span><text:span text:style-name="T256">output</text:span><text:span text:style-name="T257">,<text:s/></text:span><text:span text:style-name="T258">int</text:span><text:span text:style-name="T259"><text:s/></text:span><text:span text:style-name="T260">j</text:span><text:span text:style-name="T261">,<text:s/></text:span><text:span text:style-name="T262">int</text:span><text:span text:style-name="T263"><text:s/></text:span><text:span text:style-name="T264">level</text:span><text:span text:style-name="T265">,<text:s/></text:span><text:span text:style-name="T266">int</text:span><text:span text:style-name="T267"><text:s/></text:span><text:span text:style-name="T268">rank</text:span><text:span text:style-name="T269">) –<text:s/></text:span><text:span text:style-name="T270">Возвращает текущий размер (не обработанной) части номера телефона.</text:span></text:p>
      <text:p text:style-name="P271"><text:span text:style-name="T272"><text:s/></text:span><text:span text:style-name="T273">int</text:span><text:span text:style-name="T274"><text:s/></text:span><text:span text:style-name="T275">Sum</text:span><text:span text:style-name="T276">_</text:span><text:span text:style-name="T277">size</text:span><text:span text:style-name="T278">(</text:span><text:span text:style-name="T279">int</text:span><text:span text:style-name="T280"><text:s/></text:span><text:span text:style-name="T281">count</text:span><text:span text:style-name="T282">,<text:s/></text:span><text:span text:style-name="T283">TVector</text:span><text:span text:style-name="T284">&lt;</text:span><text:span text:style-name="T285">TKey</text:span><text:span text:style-name="T286">_</text:span><text:span text:style-name="T287">value</text:span><text:span text:style-name="T288">&gt;<text:s/></text:span><text:span text:style-name="T289">output</text:span><text:span text:style-name="T290">,<text:s/></text:span><text:span text:style-name="T291">int</text:span><text:span text:style-name="T292"><text:s/></text:span><text:span text:style-name="T293">i</text:span><text:span text:style-name="T294">) –</text:span><text:span text:style-name="T295"><text:s/></text:span><text:span text:style-name="T296">суммы частей ключа по у</text:span><text:span text:style-name="T297">ровню начиная с кода страны</text:span>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Дневник отладки.</text:p>
      <text:p text:style-name="P308"/>
      <text:p text:style-name="P309">Сначала написал программу для сортировки строк. Работает правильно, но алгоритм не эффективный:</text:p>
      <text:p text:style-name="P310">1-7)<text:s/>ошибка компиляции - переделал сортировки так, что аргументов на вход стало по 2.</text:p>
      <text:p text:style-name="P311">8-13) превышен лимит времени - пробовал рассинхронизацию и scanf<text:s/>(неудачно).<text:s/>Переписал программу для сортировки чисел.</text:p>
      <text:p text:style-name="P312">14) неверный ответ - переполнилась интовая переменная цикла, после изменения её на llu все тесты прошли(9 + 11 с кодстайлом)</text:p>
      <text:p text:style-name="P313">15) Ещё один алгоритм сортировки строк, который полагает максимально длинный телефон из<text:s/>17 символов и приводит к нему все телефоны приписывая нули вначале. Ошибка выполнения - заменял размер массива для входной строки.</text:p>
      <text:p text:style-name="P314">Далее рефакторинг и кодстайл.</text:p>
      <text:p text:style-name="P315"/>
      <text:p text:style-name="P316"/>
      <text:p text:style-name="P317"/>
      <text:p text:style-name="P318"><text:span text:style-name="T319">Недочеты.</text:span></text:p>
      <text:p text:style-name="P320"/>
      <text:p text:style-name="P321">Программа работает правильно, однако использует сортировку чисел, причём не возникает необходимость использовать оператор остатка от деления, в то время как это операция является сложной для компьютера.</text:p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>Вывод</text:p>
      <text:p text:style-name="P333"/>
      <text:p text:style-name="P334"/>
      <text:p text:style-name="P335"><text:span text:style-name="T336">Поразрядная сортировка часто используется для упорядочения данных с несколькими полями. Например,<text:s/></text:span><text:span text:style-name="T337">телефонные номера, даты и тд. Radix sort может использовать не только сортировку подсчётом, но и другие, однако важно, чтобы эти алгоритмы были устойчивыми. Мне стоило более детально разобраться с условием задания и сразу выбирать алгоритм наиболее подходя</text:span><text:span text:style-name="T338">щий для успешного выполнения работы. Это бы уменьшило время выполнения лабораторной работы в цел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Никита Пермяков</dc:creator>
    <meta:creation-date>2019-09-25T15:53:00Z</meta:creation-date>
    <dc:date>2020-10-03T14:26:00Z</dc:date>
    <meta:print-date>2020-10-03T14:19:00Z</meta:print-date>
    <meta:template xlink:href="Normal.dotm" xlink:type="simple"/>
    <meta:editing-cycles>51</meta:editing-cycles>
    <meta:editing-duration>PT14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9" meta:word-count="678" meta:character-count="4540" meta:row-count="32" meta:non-whitespace-character-count="3871"/>
  </office:meta>
</office:document-meta>
</file>